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font-name="Times New Roman" style:text-underline-style="none" fo:font-weight="normal" style:font-name-asian="Andale Sans UI" style:font-weight-asian="normal" style:font-name-complex="Tahoma" style:font-weight-complex="normal"/>
    </style:style>
    <style:style style:name="P4" style:family="paragraph" style:parent-style-name="Standard">
      <style:paragraph-properties fo:text-align="justify" style:justify-single-word="false"/>
      <style:text-properties style:font-name="Times New Roman1" style:text-underline-style="none" fo:font-weight="normal" style:font-name-asian="Times New Roman1" style:font-weight-asian="normal" style:font-name-complex="Times New Roman1" style:font-weight-complex="normal"/>
    </style:style>
    <style:style style:name="P5" style:family="paragraph" style:parent-style-name="Standard">
      <style:paragraph-properties fo:text-align="justify" style:justify-single-word="false"/>
      <style:text-properties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6" style:family="paragraph" style:parent-style-name="Standard" style:list-style-name="L1">
      <style:paragraph-properties fo:text-align="justify" style:justify-single-word="false"/>
      <style:text-properties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7"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4" style:family="text">
      <style:text-properties style:font-name="Times New Roman1" fo:font-size="14pt" fo:font-style="normal" style:text-underline-style="solid" style:text-underline-width="auto" style:text-underline-color="font-color" fo:font-weight="bold" style:font-name-asian="Times New Roman1" style:font-size-asian="14pt" style:font-style-asian="normal" style:font-weight-asian="bold" style:font-name-complex="Times New Roman1" style:font-size-complex="14pt" style:font-style-complex="normal" style:font-weight-complex="bold"/>
    </style:style>
    <style:style style:name="T5" style:family="text">
      <style:text-properties style:font-name="Times New Roman1" fo:font-style="italic" style:font-name-asian="Times New Roman1" style:font-style-asian="italic" style:font-name-complex="Times New Roman1" style:font-style-complex="italic"/>
    </style:style>
    <style:style style:name="T6" style:family="text">
      <style:text-properties style:font-name="Times New Roman1" fo:font-style="normal" style:font-name-asian="Times New Roman1" style:font-style-asian="normal" style:font-name-complex="Times New Roman1" style:font-style-complex="normal"/>
    </style:style>
    <style:style style:name="T7" style:family="text">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T8" style:family="text">
      <style:text-properties style:font-name="Times New Roman" style:font-name-asian="Andale Sans UI" style:font-name-complex="Tahoma"/>
    </style:style>
    <style:style style:name="T9" style:family="text">
      <style:text-properties style:font-name="Times New Roman" fo:font-size="14pt" style:text-underline-style="solid" style:text-underline-width="auto" style:text-underline-color="font-color" fo:font-weight="bold" style:font-name-asian="Andale Sans UI" style:font-size-asian="14pt" style:font-weight-asian="bold" style:font-name-complex="Tahoma" style:font-size-complex="14pt" style:font-weight-complex="bold"/>
    </style:style>
    <style:style style:name="T10" style:family="text">
      <style:text-properties fo:font-style="italic" style:font-style-asian="italic" style:font-style-complex="italic"/>
    </style:style>
    <style:style style:name="T11"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t; <text:span text:style-name="T1">PRINCIPALES INFORMATIONS UTILES, LIVRE</text:span></text:p>
      <text:p text:style-name="P1"/>
      <text:p text:style-name="P1"><text:tab/>-- Rappels généraux --</text:p>
      <text:p text:style-name="P1"/>
      <text:p text:style-name="P2"><text:span text:style-name="T2">●</text:span><text:span text:style-name="T8"> </text:span><text:span text:style-name="T9">Page 21 – 40</text:span><text:span text:style-name="T8"> : analyse du code machine, langage assembleur, registres. Comprendre un programme compilé avec GDB.</text:span></text:p>
      <text:p text:style-name="P3"/>
      <text:p text:style-name="P3">+ Page 36 : table ASCII.</text:p>
      <text:p text:style-name="P3"/>
      <text:p text:style-name="P4">● Page 45 : taille en bytes de différents types de données.</text:p>
      <text:p text:style-name="P4"/>
      <text:p text:style-name="P4">● Page 46 – 50 : pointeurs ; page 54 – 60 : forçage de type, surtout des pointeurs.</text:p>
      <text:p text:style-name="P4"/>
      <text:p text:style-name="P4">● Page 50 – 53 : chaînes de format dans la fonction printf().</text:p>
      <text:p text:style-name="P4"/>
      <text:p text:style-name="P4">● Page 61 – 65 : arguments de la ligne de commande dans un programme en C.</text:p>
      <text:p text:style-name="P4"/>
      <text:p text:style-name="P4">● Page 65 – 72 : portées des variables (globales ; locales ; statiques).</text:p>
      <text:p text:style-name="P4"/>
      <text:p text:style-name="P2"><text:span text:style-name="T2">● </text:span><text:span text:style-name="T3">Page 72 – 79</text:span><text:span text:style-name="T2"> : segmentation de la mémoire et fonctionnement de la pile.</text:span></text:p>
      <text:p text:style-name="P4"/>
      <text:p text:style-name="P4">Remarques supplémentaires par rapport au livre :</text:p>
      <text:list xml:id="list8175320172405088926" text:style-name="L1">
        <text:list-item>
          <text:p text:style-name="P6">La fonction main, comme toutes les fonctions, a également un bloc d'activation sur la pile.</text:p>
        </text:list-item>
        <text:list-item>
          <text:p text:style-name="P7"><text:span text:style-name="T6">Le registre EIP ne va pas dans la pile, il reste dans le segment texte où se trouvent les instructions du programme ; la pile ne sert qu'à stocker des données utiles au programme (the EIP register holds the instruction pointer, which points to the next instruction </text:span><text:span text:style-name="T7">in the text section</text:span><text:span text:style-name="T6"> of the currently running program). Bref, on a une fonction <text:s/>qui est exécutée : 1. le bloc d'activation est construit ; 2. Le registre EIP saute, dans la section texte, aux instructions de cette fonction. Lorsque la fonction est finie : 3. Le bloc d'activation est désempilé (pop) ; 4. Grâce à l'adresse de retour de ce bloc, le pointeur EIP revient à l'instruction du segment texte suivant l'appel de la fonction.</text:span></text:p>
        </text:list-item>
      </text:list>
      <text:p text:style-name="P4"/>
      <text:p text:style-name="P2"><text:span text:style-name="T2">● Page 81 – 85 : fonctionnement du tas (</text:span><text:span text:style-name="T5">heap</text:span><text:span text:style-name="T6">) et fonction malloc().</text:span></text:p>
      <text:p text:style-name="P5"/>
      <text:p text:style-name="P5">● Page 87 – 88 : accès aux fichiers en C.</text:p>
      <text:p text:style-name="P5"/>
      <text:p text:style-name="P2"><text:span text:style-name="T6">● </text:span><text:span text:style-name="T4">Page 91 – 101</text:span><text:span text:style-name="T6"> : autorisations sur un système Linux, suid files.</text:span></text:p>
      <text:p text:style-name="P5"/>
      <text:p text:style-name="P5"/>
      <text:p text:style-name="P5"><text:tab/>-- Exploitation --</text:p>
      <text:p text:style-name="P5"/>
      <text:p text:style-name="P5">● Page 128 – 133 : exemple d'un <text:span text:style-name="T10">buffer overflow </text:span>qui écrase la valeur d'une variable. Le tampon est déclaré après la variable, et se trouve donc avant l'autre variable dans la mémoire, ce qui permet de l'overwrite. Il s'agit cependant d'un exploit très circonstancié.</text:p>
      <text:p text:style-name="P5"/>
      <text:p text:style-name="P5">● Page 134 – 139 : comment utiliser un <text:span text:style-name="T10">buffer overflow </text:span>pour, cette fois, non pas modifier une variable dans la mémoire, mais pour modifier l'adresse de retour pour le pointeur EIP. Pour l'instant, cette modification ne fait que crash le programme, en mettant des valeurs aléatoires dans l'adresse de retour.</text:p>
      <text:p text:style-name="P5"/>
      <text:p text:style-name="P5">● Page 143 – 149 : véritable <text:span text:style-name="T10">buffer overflow </text:span>à l'aide d'une NOP sled. Le mécanisme est le suivant : le programme s'exécute avec en argument un <text:span text:style-name="T10">buffer </text:span>trop grand pour le buffer du programme. <text:soft-page-break/>L'adresse de retour est écrasée par une adresse du début du <text:span text:style-name="T10">buffer </text:span>donné en argument (donc plus haut dans la pile). Au début du <text:span text:style-name="T10">buffer</text:span>, on a une NOP sled, qui nous permet de glisser jusqu'aux instructions de shell code se situant après la NOP sled, et de les exécuter, pour obtenir une shell.</text:p>
      <text:p text:style-name="P5"/>
      <text:p text:style-name="P5">Pour trouver une adresse du début du buffer, c'est du try &amp; repeat, à partir d'une adresse test :</text:p>
      <text:p text:style-name="P5"/>
      <text:p text:style-name="P5">&amp;i – x = &amp;buffer</text:p>
      <text:p text:style-name="P5"/>
      <text:p text:style-name="P5">Où &amp;buffer est une adresse de notre buffer située dans la NOP sled. On teste notre exploit avec différentes valeurs pour "x" (par exemple, on teste les 300 adresses avant &amp;i avec un interval de 30 adresses), et quand l'exploit fonctionne, c'est qu'on a trouvé la bonne valeur.</text:p>
      <text:p text:style-name="P5"/>
      <text:p text:style-name="P5">● Page 149 – 157 : <text:span text:style-name="T10">buffer overflow </text:span>en utilisant une variable d'environnement afin de stocker notre shellcode, au lieu d'une variable de l'exploit. Utile si le buffer qui permet de déborder est trop petit pour contenir un shellcode, et plus précis aussi. On met le shellcode dans la variable d'environnement, on examine son adresse mémoire dans la pile, et on écrase l'adresse retour par l'adresse de cette variable d'environnement.</text:p>
      <text:p text:style-name="P5"/>
      <text:p text:style-name="P5">● Page 157 – 163 : <text:span text:style-name="T10">heap buffer overflow</text:span>. Quand on a une variable <text:span text:style-name="T11">malloc()</text:span> définie apès un buffer défini avec <text:span text:style-name="T11">malloc()</text:span>, ces deux variables se trouvent dans le tas. Si on est capable de maîtriser l'input du buffer, ce dernier peut dépasser sur la variable définie après lui, et l'écraser.</text:p>
      <text:p text:style-name="P5">Un exemple intéressant est développé, qui inclut notamment la manipulation du fichier <text:span text:style-name="T11">/etc/passw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8M7S</meta:editing-duration>
    <meta:editing-cycles>10</meta:editing-cycles>
    <meta:generator>OpenOffice/4.1.5$Win32 OpenOffice.org_project/415m1$Build-9789</meta:generator>
    <dc:date>2020-06-21T19:13:57.64</dc:date>
    <meta:document-statistic meta:table-count="0" meta:image-count="0" meta:object-count="0" meta:page-count="2" meta:paragraph-count="26" meta:word-count="702" meta:character-count="3913"/>
    <meta:user-defined meta:name="Info 1"/>
    <meta:user-defined meta:name="Info 2"/>
    <meta:user-defined meta:name="Info 3"/>
    <meta:user-defined meta:name="Info 4"/>
  </office:meta>
</office:document-meta>
</file>